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0bc1d"/>
    </style:style>
    <style:style style:name="T2" style:family="text">
      <style:text-properties officeooo:rsid="0011aa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ntrega3/trabajo.uy/ServidorCentral/src/logica/controladores/CtrlOferta.java <text:span text:style-name="T1">(OK – s) - YES</text:span></text:p>
      <text:p text:style-name="Standard">Entrega3/trabajo.uy/ServidorCentral/src/logica/servidor/Servidor.java <text:span text:style-name="T1">(OK – s) - YES</text:span></text:p>
      <text:p text:style-name="Standard">Entrega3/trabajo.uy/ServidorMovil/src/main/java/logica/servidor/ObjectFactory.java <text:span text:style-name="T1">(OK - n)</text:span></text:p>
      <text:p text:style-name="Standard">Entrega3/trabajo.uy/ServidorMovil/src/main/java/logica/servidor/Servidor.java <text:span text:style-name="T1">(OK - n)</text:span></text:p>
      <text:p text:style-name="Standard">Entrega3/trabajo.uy/ServidorWeb/src/main/java/controller/ConsultarOfertaLaboral.java <text:span text:style-name="T1">(OK – s) <text:s/>- </text:span><text:span text:style-name="T2">YES</text:span></text:p>
      <text:p text:style-name="Standard">Entrega3/trabajo.uy/ServidorWeb/src/main/java/interfaces/ILogica.java <text:span text:style-name="T1">(OK – s) - </text:span><text:span text:style-name="T2">YES</text:span></text:p>
      <text:p text:style-name="Standard">Entrega3/trabajo.uy/ServidorWeb/src/main/java/logica/servidor/ObjectFactory.java <text:span text:style-name="T1">(OK - n)</text:span></text:p>
      <text:p text:style-name="Standard">Entrega3/trabajo.uy/ServidorWeb/src/main/java/logica/servidor/Servidor.java <text:span text:style-name="T1">(OK - s)</text:span></text:p>
      <text:p text:style-name="Standard">Entrega3/trabajo.uy/ServidorWeb/src/main/java/utils/Logica.java <text:span text:style-name="T1">(OK – s) - </text:span><text:span text:style-name="T2">YES</text:span></text:p>
      <text:p text:style-name="Standard">Entrega3/trabajo.uy/ServidorWeb/src/main/webapp/WEB-INF/consultarOferta/consultarOferta.jsp <text:span text:style-name="T1">(OK - s)</text:span></text:p>
      <text:p text:style-name="Standard">Entrega3/trabajo.uy/ServidorWeb/src/main/webapp/css/global.css <text:span text:style-name="T1">(OK - n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23:42:14.706026468</meta:creation-date>
    <dc:date>2023-11-07T00:03:15.316224305</dc:date>
    <meta:editing-duration>PT10M20S</meta:editing-duration>
    <meta:editing-cycles>1</meta:editing-cycles>
    <meta:document-statistic meta:table-count="0" meta:image-count="0" meta:object-count="0" meta:page-count="1" meta:paragraph-count="11" meta:word-count="49" meta:character-count="958" meta:non-whitespace-character-count="914"/>
    <meta:generator>LibreOffice/7.3.7.2$Linux_X86_64 LibreOffice_project/30$Build-2</meta:generator>
  </office:meta>
</office:document-meta>
</file>